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2.364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6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4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7cm" fo:padding-top="0.139cm" fo:padding-bottom="0.139cm" fo:padding-left="0.264cm" fo:padding-right="0.264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protect="size" style:writing-mode="lr-tb" loext:decorative="false"/>
      <style:paragraph-properties style:writing-mode="lr-tb"/>
    </style:style>
    <style:style style:name="gr1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" style:family="graphic" style:parent-style-name="objectwithoutfill" style:list-style-name="L1">
      <style:graphic-properties svg:stroke-width="0.028cm" svg:stroke-color="#000000" draw:marker-start="" draw:marker-start-width="0.242cm" draw:marker-end="Arrowheads_20_10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9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0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protect="size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02cm" fo:min-width="3.352cm" fo:padding-top="0.151cm" fo:padding-bottom="0.151cm" fo:padding-left="0.276cm" fo:padding-right="0.276cm" style:protect="position size" style:writing-mode="lr-tb" loext:decorative="false"/>
      <style:paragraph-properties style:writing-mode="lr-tb"/>
    </style:style>
    <style:style style:name="gr2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6" style:family="graphic" style:parent-style-name="objectwithoutfill" style:list-style-name="L1">
      <style:graphic-properties svg:stroke-width="0.028cm" svg:stroke-color="#000000" draw:marker-start="Arrowheads_20_11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7" style:family="graphic" style:parent-style-name="objectwithoutfill" style:list-style-name="L1">
      <style:graphic-properties svg:stroke-width="0.053cm" svg:stroke-color="#000000" draw:marker-start="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9" style:family="graphic" style:parent-style-name="objectwithoutfill" style:list-style-name="L1">
      <style:graphic-properties svg:stroke-width="0.028cm" svg:stroke-color="#000000" draw:marker-start="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0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3.114cm" fo:padding-top="0.139cm" fo:padding-bottom="0.139cm" fo:padding-left="0.264cm" fo:padding-right="0.264cm" style:writing-mode="lr-tb" loext:decorative="false"/>
      <style:paragraph-properties style:writing-mode="lr-tb"/>
    </style:style>
    <style:style style:name="gr32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3" style:family="graphic" style:parent-style-name="objectwithoutfill" style:list-style-name="L1">
      <style:graphic-properties svg:stroke-width="0.028cm" svg:stroke-color="#000000" draw:marker-start="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4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-color="#ffffff" draw:opacity="100%" draw:textarea-horizontal-align="justify" draw:textarea-vertical-align="middle" draw:auto-grow-height="false" fo:min-height="0.62cm" fo:min-width="2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28cm" draw:marker-start="" draw:marker-start-width="0.252cm" draw:marker-end="Arrowheads_20_3" draw:marker-end-width="0.252cm" draw:textarea-vertical-align="middle" fo:padding-top="0.109cm" fo:padding-bottom="0.109cm" fo:padding-left="0.234cm" fo:padding-right="0.234cm" loext:decorative="false"/>
    </style:style>
    <style:style style:name="gr36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2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28cm" draw:marker-start-width="0.252cm" draw:marker-end-width="0.252cm" draw:textarea-vertical-align="middle" fo:padding-top="0.109cm" fo:padding-bottom="0.109cm" fo:padding-left="0.234cm" fo:padding-right="0.234cm" loext:decorative="false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draw:shadow="hidden" loext:decorative="false"/>
      <style:paragraph-properties style:writing-mode="lr-tb"/>
    </style:style>
    <style:style style:name="gr39" style:family="graphic" style:parent-style-name="standard">
      <style:graphic-properties svg:stroke-width="0.028cm" draw:marker-start="" draw:marker-start-width="0.252cm" draw:marker-end="Arrowheads_20_13" draw:marker-end-width="0.252cm" draw:textarea-vertical-align="middle" fo:padding-top="0.109cm" fo:padding-bottom="0.109cm" fo:padding-left="0.234cm" fo:padding-right="0.234cm" loext:decorative="false"/>
      <style:paragraph-properties style:writing-mode="lr-tb"/>
    </style:style>
    <style:style style:name="gr40" style:family="graphic" style:parent-style-name="standard">
      <style:graphic-properties svg:stroke-width="0.028cm" draw:marker-start="Arrow" draw:marker-start-width="0.252cm" draw:marker-end="" draw:marker-end-width="0.252cm" draw:textarea-vertical-align="middle" fo:padding-top="0.109cm" fo:padding-bottom="0.109cm" fo:padding-left="0.234cm" fo:padding-right="0.234cm" loext:decorative="false"/>
    </style:style>
    <style:style style:name="gr41" style:family="graphic" style:parent-style-name="standard">
      <style:graphic-properties svg:stroke-width="0.028cm" draw:marker-start-width="0.252cm" draw:marker-end="" draw:marker-end-width="0.252cm" draw:textarea-vertical-align="middle" fo:padding-top="0.109cm" fo:padding-bottom="0.109cm" fo:padding-left="0.234cm" fo:padding-right="0.234cm" loext:decorative="false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02cm" fo:min-width="2.352cm" fo:padding-top="0.151cm" fo:padding-bottom="0.151cm" fo:padding-left="0.276cm" fo:padding-right="0.27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28cm" draw:marker-start="Arrow" draw:marker-start-width="0.252cm" draw:marker-end="" draw:marker-end-width="0.252cm" svg:stroke-linecap="butt" draw:textarea-vertical-align="middle" fo:padding-top="0.109cm" fo:padding-bottom="0.109cm" fo:padding-left="0.234cm" fo:padding-right="0.234cm" loext:decorative="false"/>
    </style:style>
    <style:style style:name="gr44" style:family="graphic" style:parent-style-name="standard">
      <style:graphic-properties draw:stroke="dash" draw:stroke-dash="Long_20_Dash" svg:stroke-width="0.028cm" draw:marker-start="Arrow" draw:marker-start-width="0.252cm" draw:marker-end="Arrow" draw:marker-end-width="0.252cm" svg:stroke-linecap="butt" draw:textarea-vertical-align="middle" fo:padding-top="0.109cm" fo:padding-bottom="0.109cm" fo:padding-left="0.234cm" fo:padding-right="0.234cm" loext:decorative="false"/>
    </style:style>
    <style:style style:name="P1" style:family="paragraph">
      <loext:graphic-properties draw:fill-color="#ffffff" draw:opacity="100%"/>
      <style:paragraph-properties fo:text-align="center" style:writing-mode="lr-tb"/>
      <style:text-properties style:font-name="Consolas" fo:font-size="12pt"/>
    </style:style>
    <style:style style:name="P2" style:family="paragraph">
      <style:paragraph-properties fo:text-align="center"/>
      <style:text-properties style:font-name="Consolas" fo:font-size="12pt"/>
    </style:style>
    <style:style style:name="P3" style:family="paragraph">
      <style:paragraph-properties fo:text-align="center"/>
      <style:text-properties style:font-name="Consolas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font-name="Consolas"/>
    </style:style>
    <style:style style:name="P5" style:family="paragraph">
      <style:paragraph-properties fo:text-align="center"/>
      <style:text-properties style:font-name="Consolas" fo:font-size="12pt" style:font-size-asian="12pt" style:font-size-complex="12pt"/>
    </style:style>
    <style:style style:name="P6" style:family="paragraph">
      <loext:graphic-properties draw:fill-color="#ffffff" draw:opacity="100%"/>
      <style:paragraph-properties fo:text-align="center" style:writing-mode="lr-tb"/>
      <style:text-properties style:font-name="Consolas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style:font-name="Consolas" fo:font-size="9pt" style:font-size-asian="9pt" style:font-size-complex="9pt"/>
    </style:style>
    <style:style style:name="P12" style:family="paragraph">
      <loext:graphic-properties draw:fill-color="#ffffff" draw:opacity="100%"/>
      <style:paragraph-properties fo:text-align="center" style:writing-mode="lr-tb"/>
      <style:text-properties style:font-name="Consolas" fo:font-size="9pt" style:font-size-asian="9pt" style:font-size-complex="9pt"/>
    </style:style>
    <style:style style:name="P13" style:family="paragraph">
      <style:paragraph-properties fo:text-align="center"/>
      <style:text-properties style:font-name="Consolas" fo:font-size="12pt" fo:font-weight="bold" style:font-weight-asian="bold" style:font-weight-complex="bold"/>
    </style:style>
    <style:style style:name="P14" style:family="paragraph">
      <loext:graphic-properties draw:fill-color="#ffffff" draw:opacity="100%"/>
      <style:paragraph-properties fo:text-align="center" style:writing-mode="lr-tb"/>
      <style:text-properties style:font-name="Consolas" fo:font-size="12pt" fo:font-weight="bold" style:font-weight-asian="bold" style:font-weight-complex="bold"/>
    </style:style>
    <style:style style:name="P15" style:family="paragraph">
      <style:paragraph-properties fo:text-align="center"/>
      <style:text-properties style:font-name="Consolas" fo:font-size="13pt" style:font-size-asian="13pt" style:font-size-complex="13pt"/>
    </style:style>
    <style:style style:name="P16" style:family="paragraph">
      <loext:graphic-properties draw:fill-color="#ffffff" draw:opacity="100%"/>
      <style:paragraph-properties fo:text-align="center" style:writing-mode="lr-tb"/>
      <style:text-properties style:font-name="Consolas" fo:font-size="13pt" style:font-size-asian="13pt" style:font-size-complex="13pt"/>
    </style:style>
    <style:style style:name="P17" style:family="paragraph">
      <style:paragraph-properties fo:text-align="center"/>
      <style:text-properties style:font-name="Consolas" fo:font-size="10pt" style:font-size-asian="10pt" style:font-size-complex="10pt"/>
    </style:style>
    <style:style style:name="P18" style:family="paragraph">
      <loext:graphic-properties draw:fill-color="#ffffff" draw:opacity="100%"/>
      <style:paragraph-properties fo:text-align="center" style:writing-mode="lr-tb"/>
      <style:text-properties style:font-name="Consolas" fo:font-size="10pt" style:font-size-asian="10pt" style:font-size-complex="10pt"/>
    </style:style>
    <style:style style:name="P19" style:family="paragraph">
      <style:paragraph-properties fo:text-align="center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0" style:family="paragraph">
      <loext:graphic-properties draw:fill-color="#ffffff" draw:opacity="100%"/>
      <style:paragraph-properties fo:text-align="center" style:writing-mode="lr-tb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1" style:family="paragraph">
      <style:paragraph-properties fo:text-align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-color="#ffffff" draw:opacity="100%"/>
      <style:paragraph-properties fo:text-align="center" style:writing-mode="lr-tb"/>
      <style:text-properties style:font-name="Consolas" fo:font-size="9pt" fo:font-weight="bold" style:font-size-asian="9pt" style:font-weight-asian="bold" style:font-size-complex="9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4" style:family="paragraph">
      <style:paragraph-properties fo:text-align="center"/>
      <style:text-properties style:font-name="Consolas" fo:font-size="9.5pt" style:font-size-asian="9.5pt" style:font-size-complex="9.5pt"/>
    </style:style>
    <style:style style:name="P25" style:family="paragraph">
      <loext:graphic-properties draw:fill-color="#ffffff" draw:opacity="100%"/>
      <style:paragraph-properties fo:text-align="center" style:writing-mode="lr-tb"/>
      <style:text-properties style:font-name="Consolas" fo:font-size="9.5pt" style:font-size-asian="9.5pt" style:font-size-complex="9.5pt"/>
    </style:style>
    <style:style style:name="P26" style:family="paragraph">
      <style:paragraph-properties fo:text-align="center"/>
      <style:text-properties style:font-name="Consolas" fo:font-size="8pt"/>
    </style:style>
    <style:style style:name="P27" style:family="paragraph">
      <loext:graphic-properties draw:fill-color="#ffffff" draw:opacity="100%"/>
      <style:paragraph-properties fo:text-align="center" style:writing-mode="lr-tb"/>
      <style:text-properties style:font-name="Consolas" fo:font-size="8pt"/>
    </style:style>
    <style:style style:name="P28" style:family="paragraph">
      <style:paragraph-properties fo:text-align="center"/>
      <style:text-properties style:font-name="Consolas" fo:font-size="8pt" style:font-size-asian="8pt" style:font-size-complex="8pt"/>
    </style:style>
    <style:style style:name="P29" style:family="paragraph">
      <loext:graphic-properties draw:fill-color="#ffffff" draw:opacity="100%"/>
      <style:paragraph-properties fo:text-align="center" style:writing-mode="lr-tb"/>
      <style:text-properties style:font-name="Consolas" fo:font-size="8pt" style:font-size-asian="8pt" style:font-size-complex="8pt"/>
    </style:style>
    <style:style style:name="P30" style:family="paragraph">
      <style:paragraph-properties fo:margin-top="0.42cm" fo:margin-bottom="0.35cm" fo:text-align="center"/>
      <style:text-properties fo:font-size="11pt" style:font-size-asian="11pt" style:font-size-complex="11pt"/>
    </style:style>
    <style:style style:name="P31" style:family="paragraph">
      <loext:graphic-properties draw:fill-color="#ffffff" draw:opacity="100%"/>
      <style:paragraph-properties fo:text-align="center" style:writing-mode="lr-tb"/>
      <style:text-properties style:font-name="Consolas" fo:font-size="11pt" style:font-size-asian="11pt" style:font-size-complex="11pt"/>
    </style:style>
    <style:style style:name="P32" style:family="paragraph">
      <loext:graphic-properties draw:fill="solid" draw:fill-color="#ffffff" draw:opacity="100%"/>
      <style:paragraph-properties fo:text-align="center"/>
      <style:text-properties style:font-name="Consolas" fo:font-size="9pt" style:font-size-asian="9pt" style:font-size-complex="9pt"/>
    </style:style>
    <style:style style:name="P3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4" style:family="paragraph">
      <loext:graphic-properties draw:fill-color="#ffffff" draw:opacity="100%"/>
      <style:paragraph-properties fo:margin-top="0.42cm" fo:margin-bottom="0.35cm" fo:text-align="center" style:writing-mode="lr-tb"/>
      <style:text-properties style:font-name="Consolas" fo:font-size="10pt" style:font-size-asian="10pt" style:font-size-complex="10pt"/>
    </style:style>
    <style:style style:name="P3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Consolas" fo:font-size="12pt"/>
    </style:style>
    <style:style style:name="T2" style:family="text">
      <style:text-properties style:font-name="Consolas"/>
    </style:style>
    <style:style style:name="T3" style:family="text">
      <style:text-properties style:font-name="Consolas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nsolas" fo:font-size="9pt" style:font-size-asian="9pt" style:font-size-complex="9pt"/>
    </style:style>
    <style:style style:name="T6" style:family="text">
      <style:text-properties style:font-name="Consolas" fo:font-size="12pt" fo:font-weight="bold" style:font-weight-asian="bold" style:font-weight-complex="bold"/>
    </style:style>
    <style:style style:name="T7" style:family="text">
      <style:text-properties style:font-name="Consolas" fo:font-size="13pt" style:font-size-asian="13pt" style:font-size-complex="13pt"/>
    </style:style>
    <style:style style:name="T8" style:family="text">
      <style:text-properties style:font-name="Consolas" fo:font-size="10pt" style:font-size-asian="10pt" style:font-size-complex="10pt"/>
    </style:style>
    <style:style style:name="T9" style:family="text">
      <style:text-properties style:font-name="Consolas" fo:font-size="9.5pt" fo:font-weight="bold" style:font-size-asian="9.5pt" style:font-weight-asian="bold" style:font-size-complex="9.5pt" style:font-weight-complex="bold"/>
    </style:style>
    <style:style style:name="T10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Consolas" fo:font-size="9.5pt" style:font-size-asian="9.5pt" style:font-size-complex="9.5pt"/>
    </style:style>
    <style:style style:name="T12" style:family="text">
      <style:text-properties style:font-name="Consolas" fo:font-size="8pt"/>
    </style:style>
    <style:style style:name="T13" style:family="text">
      <style:text-properties style:font-name="Consolas" fo:font-size="8pt" style:font-size-asian="8pt" style:font-size-complex="8pt"/>
    </style:style>
    <style:style style:name="T14" style:family="text">
      <style:text-properties style:font-name="Consolas" fo:font-size="11pt" style:font-size-asian="11pt" style:font-size-complex="11pt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lue-point draw:id="4" svg:x="3.587cm" svg:y="2.008cm"/>
          <draw:glue-point draw:id="5" svg:x="-2.5cm" svg:y="5cm"/>
          <draw:glue-point draw:id="6" svg:x="2.5cm" svg:y="5cm"/>
          <draw:custom-shape draw:style-name="gr2" draw:text-style-name="P1" draw:layer="layout" svg:width="3cm" svg:height="1.111cm" svg:x="5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cm" svg:height="1.111cm" svg:x="5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"><text:span text:style-name="T1">Ld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xml:id="id1" draw:id="id1" draw:layer="layout" svg:width="4cm" svg:height="1cm" svg:x="1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D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5" draw:id="id5">
          <draw:glue-point draw:id="4" svg:x="5cm" svg:y="0cm"/>
          <draw:glue-point draw:id="5" svg:x="2.777cm" svg:y="-4.985cm"/>
          <draw:glue-point draw:id="6" svg:x="2.222cm" svg:y="-4.985cm"/>
          <draw:glue-point draw:id="7" svg:x="-2.222cm" svg:y="5.004cm"/>
          <draw:custom-shape draw:style-name="gr5" draw:text-style-name="P4" draw:layer="layout" svg:width="4.5cm" svg:height="1cm" svg:x="8.6cm" svg:y="3.3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8.85cm" svg:y="3.29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5"><text:span text:style-name="T3">Getx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3" draw:id="id3">
          <draw:glue-point draw:id="4" svg:x="3.587cm" svg:y="2.008cm"/>
          <draw:glue-point draw:id="5" svg:x="-2.5cm" svg:y="5cm"/>
          <draw:custom-shape draw:style-name="gr2" draw:text-style-name="P1" draw:layer="layout" svg:width="3cm" svg:height="1.111cm" svg:x="1.6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cm" svg:height="1.111cm" svg:x="1.6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"><text:span text:style-name="T1">Deep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3.8cm" svg:y1="6.2cm" svg:x2="5.75cm" svg:y2="4.3cm" draw:start-shape="id1" draw:start-glue-point="10" draw:end-shape="id2" draw:end-glue-point="5" svg:d="M3800 6200v-950h1950v-950" svg:viewBox="0 0 195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w <text:s text:c="24"/></text:span></text:p>
        </draw:connector>
        <draw:connector draw:style-name="gr7" draw:text-style-name="P10" draw:layer="layout" svg:x1="3.8cm" svg:y1="6.2cm" svg:x2="3.1cm" svg:y2="4.3cm" draw:start-shape="id1" draw:start-glue-point="10" draw:end-shape="id3" draw:end-glue-point="2" svg:d="M3800 6200v-950h-700v-950" svg:viewBox="0 0 701 19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4">
          <draw:custom-shape draw:style-name="gr8" draw:text-style-name="P4" draw:layer="layout" svg:width="5cm" svg:height="1cm" svg:x="1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xml:id="id20" draw:id="id20" draw:layer="layout" svg:width="4.501cm" svg:height="1cm" svg:x="15.2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draw:glue-point draw:id="16" svg:x="3.888cm" svg:y="5cm"/>
            <text:p text:style-name="P5"><text:span text:style-name="T3">Getx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4" draw:id="id4">
          <draw:glue-point draw:id="4" svg:x="5cm" svg:y="0cm"/>
          <draw:custom-shape draw:style-name="gr5" draw:text-style-name="P4" draw:layer="layout" svg:width="4.5cm" svg:height="1cm" svg:x="8.6cm" svg:y="1.0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2" draw:layer="layout" svg:width="4cm" svg:height="1cm" svg:x="8.8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11"><text:span text:style-name="T5">DisposableInterfa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15cm" svg:y1="1.499cm" svg:x2="13.1cm" svg:y2="1.5cm" draw:end-shape="id4" draw:end-glue-point="4" svg:d="M15000 1499h-692v1h-1208" svg:viewBox="0 0 1901 2">
          <text:p text:style-name="P7"><text:span text:style-name="T4"><text:line-break/></text:span><text:span text:style-name="T4"/></text:p>
          <text:p text:style-name="P7"><text:span text:style-name="T4"/></text:p>
        </draw:connector>
        <draw:connector draw:style-name="gr6" draw:text-style-name="P8" draw:layer="layout" svg:x1="10.85cm" svg:y1="3.299cm" svg:x2="10.85cm" svg:y2="2.001cm" draw:start-shape="id5" draw:start-glue-point="0" draw:end-shape="id4" draw:end-glue-point="2" svg:d="M10850 3299v-1298" svg:viewBox="0 0 1 1299">
          <text:p text:style-name="P7"><text:span text:style-name="T4"><text:line-break/></text:span><text:span text:style-name="T4"/></text:p>
          <text:p text:style-name="P7"><text:span text:style-name="T4"/></text:p>
        </draw:connector>
        <draw:custom-shape draw:style-name="gr10" draw:text-style-name="P14" xml:id="id7" draw:id="id7" draw:layer="layout" svg:width="4cm" svg:height="1cm" svg:x="1.8cm" svg:y="17.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3"><text:span text:style-name="T6">Ld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23" draw:id="id23">
          <draw:glue-point draw:id="4" svg:x="5cm" svg:y="0cm"/>
          <draw:custom-shape draw:style-name="gr5" draw:text-style-name="P4" draw:layer="layout" svg:width="4.5cm" svg:height="1cm" svg:x="1.55cm" svg:y="19.15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1.8cm" svg:y="19.1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5"><text:span text:style-name="T3">Get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0" draw:layer="layout" svg:x1="1.8cm" svg:y1="6.7cm" svg:x2="8.6cm" svg:y2="1.5cm" draw:start-shape="id1" draw:start-glue-point="8" draw:end-shape="id4" draw:end-glue-point="3" svg:d="M1800 6700h-514v-5200h7314" svg:viewBox="0 0 7315 52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16" xml:id="id6" draw:id="id6" draw:layer="layout" svg:width="4cm" svg:height="1cm" svg:x="1.8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5"><text:span text:style-name="T7">LdView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3.8cm" svg:y1="15cm" svg:x2="3.8cm" svg:y2="7.2cm" draw:start-shape="id6" draw:start-glue-point="10" draw:end-shape="id1" draw:end-glue-point="15" svg:d="M3800 15000v-7800" svg:viewBox="0 0 1 78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4" draw:text-style-name="P10" draw:layer="layout" svg:x1="3.8cm" svg:y1="17.1cm" svg:x2="3.8cm" svg:y2="16cm" draw:start-shape="id7" draw:start-glue-point="10" draw:end-shape="id6" draw:end-glue-point="15" svg:d="M3800 17100v-1100" svg:viewBox="0 0 1 11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3" draw:text-style-name="P1" xml:id="id8" draw:id="id8" draw:layer="layout" svg:width="4cm" svg:height="1cm" svg:x="7.85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0.85cm" svg:y1="6.2cm" svg:x2="10.85cm" svg:y2="4.3cm" draw:start-shape="id8" draw:start-glue-point="12" draw:end-shape="id5" draw:end-glue-point="2" svg:d="M10850 6200v-1900" svg:viewBox="0 0 1 19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6" xml:id="id12" draw:id="id12" draw:layer="layout" svg:width="4cm" svg:height="1cm" svg:x="5.05cm" svg:y="8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5"><text:span text:style-name="T3">LdAuth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1" draw:id="id11" draw:layer="layout" svg:width="4cm" svg:height="1cm" svg:x="5.05cm" svg:y="11.5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Databas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0" draw:id="id10" draw:layer="layout" svg:width="4cm" svg:height="1cm" svg:x="5.05cm" svg:y="10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Network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9" draw:id="id9" draw:layer="layout" svg:width="4.5cm" svg:height="1cm" draw:transform="skewX (-0.00191986217719376) rotate (-0.00244346095279215) translate (4.55cm 13.089cm)">
          <draw:glue-point draw:id="4" svg:x="5cm" svg:y="-2.425cm"/>
          <draw:glue-point draw:id="5" svg:x="5cm" svg:y="0.049cm"/>
          <draw:glue-point draw:id="6" svg:x="5cm" svg:y="2.524cm"/>
          <draw:glue-point draw:id="7" svg:x="-5cm" svg:y="-2.524cm"/>
          <draw:glue-point draw:id="8" svg:x="-5cm" svg:y="-0.049cm"/>
          <draw:glue-point draw:id="9" svg:x="-5cm" svg:y="2.425cm"/>
          <draw:glue-point draw:id="10" svg:x="0cm" svg:y="-4.95cm"/>
          <draw:glue-point draw:id="11" svg:x="-2.5cm" svg:y="-4.98cm"/>
          <draw:glue-point draw:id="12" svg:x="2.5cm" svg:y="-4.93cm"/>
          <draw:glue-point draw:id="13" svg:x="-2.5cm" svg:y="4.92cm"/>
          <draw:glue-point draw:id="14" svg:x="2.5cm" svg:y="4.97cm"/>
          <draw:glue-point draw:id="15" svg:x="0cm" svg:y="4.95cm"/>
          <text:p text:style-name="P11"><text:span text:style-name="T5">LdSecureStorag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9.05cm" svg:y1="13.598cm" svg:x2="9.85cm" svg:y2="7.2cm" draw:start-shape="id9" draw:start-glue-point="5" draw:end-shape="id8" draw:end-glue-point="15" svg:d="M9050 13598h800v-6398" svg:viewBox="0 0 801 6399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7" draw:text-style-name="P10" draw:layer="layout" svg:x1="9.05cm" svg:y1="10.5cm" svg:x2="9.85cm" svg:y2="7.2cm" draw:start-shape="id10" draw:start-glue-point="5" draw:end-shape="id8" draw:end-glue-point="15" svg:d="M9050 10500h800v-3300" svg:viewBox="0 0 801 33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8" draw:text-style-name="P10" draw:layer="layout" svg:x1="9.05cm" svg:y1="12.05cm" svg:x2="9.85cm" svg:y2="7.2cm" draw:start-shape="id11" draw:start-glue-point="5" draw:end-shape="id8" draw:end-glue-point="15" svg:d="M9050 12050h800v-4850" svg:viewBox="0 0 801 485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9" draw:text-style-name="P10" draw:layer="layout" svg:x1="9.05cm" svg:y1="9cm" svg:x2="9.85cm" svg:y2="7.2cm" draw:start-shape="id12" draw:start-glue-point="5" draw:end-shape="id8" draw:end-glue-point="15" svg:d="M9050 9000h800v-1800" svg:viewBox="0 0 801 18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6" draw:text-style-name="P8" draw:layer="layout" svg:x1="8.85cm" svg:y1="6.2cm" svg:x2="6.5cm" svg:y2="4.3cm" draw:start-shape="id8" draw:start-glue-point="11" draw:end-shape="id2" draw:end-glue-point="2" svg:d="M8850 6200v-950h-2350v-950" svg:viewBox="0 0 235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s text:c="19"/></text:span><text:span text:style-name="T4">w</text:span></text:p>
        </draw:connector>
        <draw:custom-shape draw:style-name="gr3" draw:text-style-name="P1" xml:id="id13" draw:id="id13" draw:layer="layout" svg:width="4cm" svg:height="1cm" svg:x="12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svg:x1="16.8cm" svg:y1="6.7cm" svg:x2="17.501cm" svg:y2="2cm" draw:start-shape="id13" draw:start-glue-point="5" svg:d="M16800 6700h609v-4700h92" svg:viewBox="0 0 702 47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6" draw:text-style-name="P8" draw:layer="layout" svg:x1="14.8cm" svg:y1="6.2cm" svg:x2="6.5cm" svg:y2="4.3cm" draw:start-shape="id13" draw:start-glue-point="10" draw:end-shape="id2" draw:end-glue-point="2" svg:d="M14800 6200v-950h-8300v-950" svg:viewBox="0 0 830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s text:c="81"/></text:span><text:span text:style-name="T4">w</text:span></text:p>
        </draw:connector>
        <draw:custom-shape draw:style-name="gr21" draw:text-style-name="P20" xml:id="id14" draw:id="id14" draw:layer="layout" svg:width="4cm" svg:height="1cm" svg:x="15.501cm" svg:y="13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9"><text:span text:style-name="T9">LdSabina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5" draw:id="id15" draw:layer="layout" svg:width="4cm" svg:height="1cm" svg:x="8.1cm" svg:y="19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3"><text:span text:style-name="T6">Ld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17.501cm" svg:y1="13.001cm" svg:x2="17.517cm" svg:y2="10.301cm" draw:start-shape="id14" draw:start-glue-point="10" svg:d="M17501 13001v-1613h16v-1087" svg:viewBox="0 0 17 27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4" draw:text-style-name="P10" draw:layer="layout" svg:x1="12.1cm" svg:y1="19.7cm" svg:x2="13.551cm" svg:y2="19.7cm" draw:start-shape="id15" draw:start-glue-point="5" draw:end-shape="id16" draw:end-glue-point="3" svg:d="M12100 19700h1451" svg:viewBox="0 0 1452 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18" xml:id="id17" draw:id="id17" draw:layer="layout" svg:width="4cm" svg:height="1cm" svg:x="8.1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View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layer="layout" svg:x1="12.1cm" svg:y1="15.5cm" svg:x2="14.8cm" svg:y2="7.2cm" draw:start-shape="id17" draw:start-glue-point="5" draw:end-shape="id13" draw:end-glue-point="15" svg:d="M12100 15500h2700v-8300" svg:viewBox="0 0 2701 83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21" draw:text-style-name="P22" xml:id="id18" draw:id="id18" draw:layer="layout" svg:width="4cm" svg:height="1cm" svg:x="15.501cm" svg:y="15.0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1"><text:span text:style-name="T10">LdSabina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0" draw:layer="layout" svg:x1="5.8cm" svg:y1="15.5cm" svg:x2="8.1cm" svg:y2="15.5cm" draw:start-shape="id6" draw:start-glue-point="5" draw:end-shape="id17" svg:d="M5800 15500h2300" svg:viewBox="0 0 2301 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7" draw:text-style-name="P10" draw:layer="layout" svg:x1="17.501cm" svg:y1="15.002cm" svg:x2="17.501cm" svg:y2="14.001cm" draw:start-shape="id18" draw:start-glue-point="10" draw:end-shape="id14" draw:end-glue-point="15" svg:d="M17501 15002v-1001" svg:viewBox="0 0 1 10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8" draw:text-style-name="P10" draw:layer="layout" svg:x1="19.25cm" svg:y1="9.301cm" svg:x2="19.249cm" svg:y2="2cm" draw:start-shape="id19" draw:start-glue-point="4" draw:end-shape="id20" draw:end-glue-point="16" svg:d="M19250 9301v-3650h-1v-3651" svg:viewBox="0 0 2 7302">
          <text:p text:style-name="P23"><text:line-break/></text:p>
          <text:p text:style-name="P23"/>
          <text:p text:style-name="P23"/>
          <text:p text:style-name="P23"><text:s text:c="4"/></text:p>
          <text:p text:style-name="P23"/>
          <text:p text:style-name="P23"/>
          <text:p text:style-name="P23"/>
        </draw:connector>
        <draw:custom-shape draw:style-name="gr12" draw:text-style-name="P25" xml:id="id21" draw:id="id21" draw:layer="layout" svg:width="4cm" svg:height="1cm" svg:x="8.101cm" svg:y="17.1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4"><text:span text:style-name="T11">LdWidget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0" draw:layer="layout" svg:x1="10.1cm" svg:y1="16cm" svg:x2="10.101cm" svg:y2="17.101cm" draw:start-shape="id17" draw:start-glue-point="15" draw:end-shape="id21" draw:end-glue-point="10" svg:d="M10100 16000v551h1v550" svg:viewBox="0 0 2 11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30" draw:text-style-name="P10" draw:layer="layout" svg:x1="12.101cm" svg:y1="17.601cm" svg:x2="14.8cm" svg:y2="7.2cm" draw:start-shape="id21" draw:start-glue-point="5" draw:end-shape="id13" draw:end-glue-point="15" svg:d="M12101 17601h2699v-10401" svg:viewBox="0 0 2700 104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1" xml:id="id22" draw:id="id22">
          <draw:glue-point draw:id="4" svg:x="3.587cm" svg:y="2.008cm"/>
          <draw:glue-point draw:id="5" svg:x="-2.5cm" svg:y="5cm"/>
          <draw:glue-point draw:id="6" svg:x="2.5cm" svg:y="5cm"/>
          <draw:g draw:style-name="gr4">
            <draw:custom-shape draw:style-name="gr31" draw:text-style-name="P1" draw:layer="layout" svg:width="3.75cm" svg:height="1.111cm" svg:x="10.5cm" svg:y="9.25cm">
              <draw:glue-point draw:id="4" svg:x="5cm" svg:y="-2.5cm"/>
              <draw:glue-point draw:id="5" svg:x="5cm" svg:y="0cm"/>
              <draw:glue-point draw:id="6" svg:x="5cm" svg:y="2.5cm"/>
              <draw:glue-point draw:id="7" svg:x="-5cm" svg:y="-2.5cm"/>
              <draw:glue-point draw:id="8" svg:x="-5cm" svg:y="0cm"/>
              <draw:glue-point draw:id="9" svg:x="-5cm" svg:y="2.5cm"/>
              <draw:glue-point draw:id="10" svg:x="0cm" svg:y="-5cm"/>
              <draw:glue-point draw:id="11" svg:x="-2.5cm" svg:y="-5cm"/>
              <draw:glue-point draw:id="12" svg:x="2.5cm" svg:y="-5cm"/>
              <draw:glue-point draw:id="13" svg:x="-2.5cm" svg:y="5cm"/>
              <draw:glue-point draw:id="14" svg:x="2.5cm" svg:y="5cm"/>
              <draw:glue-point draw:id="15" svg:x="0cm" svg:y="5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3.75cm" svg:height="1.111cm" svg:x="10.5cm" svg:y="9.389cm">
              <draw:glue-point draw:id="4" svg:x="5cm" svg:y="-2.5cm"/>
              <draw:glue-point draw:id="5" svg:x="5cm" svg:y="0cm"/>
              <draw:glue-point draw:id="6" svg:x="5cm" svg:y="2.5cm"/>
              <draw:glue-point draw:id="7" svg:x="-5cm" svg:y="-2.5cm"/>
              <draw:glue-point draw:id="8" svg:x="-5cm" svg:y="0cm"/>
              <draw:glue-point draw:id="9" svg:x="-5cm" svg:y="2.5cm"/>
              <draw:glue-point draw:id="10" svg:x="0cm" svg:y="-5cm"/>
              <draw:glue-point draw:id="11" svg:x="-2.5cm" svg:y="-5cm"/>
              <draw:glue-point draw:id="12" svg:x="2.5cm" svg:y="-5cm"/>
              <draw:glue-point draw:id="13" svg:x="-2.5cm" svg:y="5cm"/>
              <draw:glue-point draw:id="14" svg:x="2.5cm" svg:y="5cm"/>
              <draw:glue-point draw:id="15" svg:x="0cm" svg:y="5cm"/>
              <text:p text:style-name="P2"><text:span text:style-name="T1">LdRegistrabl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6" draw:text-style-name="P8" draw:layer="layout" svg:x1="10.85cm" svg:y1="7.2cm" svg:x2="12.375cm" svg:y2="9.25cm" draw:start-shape="id8" draw:start-glue-point="14" draw:end-shape="id22" draw:end-glue-point="0" svg:d="M10850 7200v1025h1525v1025" svg:viewBox="0 0 1526 2051">
          <text:p text:style-name="P7"><text:span text:style-name="T4">w <text:s text:c="8"/>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</draw:connector>
        <draw:connector draw:style-name="gr6" draw:text-style-name="P8" draw:layer="layout" svg:x1="13.8cm" svg:y1="7.2cm" svg:x2="12.375cm" svg:y2="9.25cm" draw:start-shape="id13" draw:start-glue-point="13" draw:end-shape="id22" draw:end-glue-point="0" svg:d="M13800 7200v1025h-1425v1025" svg:viewBox="0 0 1426 2051">
          <text:p text:style-name="P7"><text:span text:style-name="T4"><text:s text:c="9"/></text:span><text:span text:style-name="T4">w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</draw:connector>
        <draw:g draw:style-name="gr4" xml:id="id19" draw:id="id19">
          <draw:glue-point draw:id="4" svg:x="3.498cm" svg:y="-5.15cm"/>
          <draw:glue-point draw:id="5" svg:x="4.498cm" svg:y="-5.15cm"/>
          <draw:glue-point draw:id="6" svg:x="1.998cm" svg:y="-5.15cm"/>
          <draw:glue-point draw:id="7" svg:x="2.498cm" svg:y="-5.15cm"/>
          <draw:custom-shape draw:style-name="gr8" draw:text-style-name="P27" draw:layer="layout" svg:width="5cm" svg:height="1cm" svg:x="15.00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6"><text:span text:style-name="T12">Ld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9" draw:layer="layout" svg:width="4.5cm" svg:height="1cm" svg:x="15.25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draw:glue-point draw:id="16" svg:x="3.886cm" svg:y="-5.14cm"/>
            <text:p text:style-name="P28"><text:span text:style-name="T13">FullLifeCycleControll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10" draw:layer="layout" svg:x1="3.8cm" svg:y1="18.1cm" svg:x2="3.8cm" svg:y2="19.15cm" draw:start-shape="id7" draw:start-glue-point="15" draw:end-shape="id23" draw:end-glue-point="0" svg:d="M3800 18100v1050" svg:viewBox="0 0 1 105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4" xml:id="id16" draw:id="id16">
          <draw:glue-point draw:id="4" svg:x="5cm" svg:y="0cm"/>
          <draw:custom-shape draw:style-name="gr5" draw:text-style-name="P4" draw:layer="layout" svg:width="4.5cm" svg:height="1cm" svg:x="13.551cm" svg:y="19.2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1" draw:layer="layout" svg:width="4cm" svg:height="1cm" svg:x="13.801cm" svg:y="19.2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0"><text:span text:style-name="T14">StatelessWidget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3" draw:text-style-name="P10" draw:layer="layout" svg:x1="10.1cm" svg:y1="19.2cm" svg:x2="10.101cm" svg:y2="18.101cm" draw:start-shape="id15" draw:start-glue-point="10" draw:end-shape="id21" draw:end-glue-point="15" svg:d="M10100 19200v-555h1v-544" svg:viewBox="0 0 2 1100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</draw:page>
      <draw:page draw:name="page2" draw:style-name="dp1" draw:master-page-name="Default">
        <draw:custom-shape draw:style-name="gr34" draw:text-style-name="P12" xml:id="id27" draw:id="id27" draw:layer="layout" svg:width="3cm" svg:height="1cm" svg:x="12cm" svg:y="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Disposable</text:span><text:span text:style-name="T5"><text:line-break/></text:span><text:span text:style-name="T5">Interf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9" xml:id="id26" draw:id="id26" draw:layer="layout" svg:width="3cm" svg:height="1cm" svg:x="12cm" svg:y="3.6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8"><text:span text:style-name="T13">GetxControl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9" xml:id="id25" draw:id="id25" draw:layer="layout" svg:width="3cm" svg:height="1cm" svg:x="1cm" svg:y="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8"><text:span text:style-name="T13">StatelessWidg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xml:id="id24" draw:id="id24" draw:layer="layout" svg:width="3cm" svg:height="1cm" svg:x="1cm" svg:y="4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Get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2.5cm" svg:y1="4.5cm" svg:x2="2.5cm" svg:y2="3cm" draw:start-shape="id24" draw:start-glue-point="10" draw:end-shape="id25" draw:end-glue-point="15" svg:d="M2500 4500v-1500" svg:viewBox="0 0 1 1501">
          <text:p/>
        </draw:connector>
        <draw:connector draw:style-name="gr35" draw:text-style-name="P7" draw:layer="layout" svg:x1="13.5cm" svg:y1="3.6cm" svg:x2="13.5cm" svg:y2="3cm" draw:start-shape="id26" draw:start-glue-point="10" draw:end-shape="id27" draw:end-glue-point="15" svg:d="M13500 3600v-600" svg:viewBox="0 0 1 601">
          <text:p/>
        </draw:connector>
        <draw:custom-shape draw:style-name="gr36" draw:text-style-name="P12" xml:id="id28" draw:id="id28" draw:layer="layout" svg:width="3cm" svg:height="1cm" svg:x="12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Control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3.5cm" svg:y1="7cm" svg:x2="13.5cm" svg:y2="4.6cm" draw:start-shape="id28" draw:start-glue-point="10" draw:end-shape="id26" draw:end-glue-point="15" svg:d="M13500 7000v-2400" svg:viewBox="0 0 1 2401">
          <text:p/>
        </draw:connector>
        <draw:connector draw:style-name="gr37" draw:text-style-name="P7" draw:layer="layout" svg:x1="12cm" svg:y1="14.75cm" svg:x2="11cm" svg:y2="14.75cm" draw:start-shape="id29" draw:start-glue-point="8" draw:end-shape="id30" draw:end-glue-point="5" svg:d="M12000 14750h-1000" svg:viewBox="0 0 1001 1">
          <text:p/>
        </draw:connector>
        <draw:path draw:style-name="gr38" draw:text-style-name="P32" xml:id="id35" draw:id="id35" draw:layer="layout" svg:width="2.999cm" svg:height="1.001cm" svg:x="6.5cm" svg:y="2cm" svg:viewBox="0 0 3000 1002" svg:d="M124 0h1c-22 0-43 8-62 22-19 15-35 36-46 61-11 26-17 55-17 84v667c0 29 6 58 17 84 11 25 27 46 46 61 19 14 40 22 62 22h2750c22 0 43-8 62-22 19-15 35-36 46-61 11-26 17-55 17-84l-1-668 1 1c0-29-6-58-17-84-11-25-27-46-46-61-19-14-40-22-62-22zM269 1c-20 0-41 8-59 22-18 15-33 36-43 61-11 26-16 55-16 84v667c0 29 5 58 16 84 10 25 25 46 43 61 18 14 39 22 59 22h2611c21 0 42-8 60-22 18-15 33-36 43-61 11-26 16-55 16-84v-668 1c0-29-5-58-16-84-10-25-25-46-43-61-18-14-39-22-60-22z">
          <draw:glue-point draw:id="4" svg:x="0cm" svg:y="4.98cm"/>
          <draw:glue-point draw:id="5" svg:x="-2.5cm" svg:y="5cm"/>
          <draw:glue-point draw:id="6" svg:x="2.5cm" svg:y="5cm"/>
          <draw:glue-point draw:id="7" svg:x="2.5cm" svg:y="-4.98cm"/>
          <draw:glue-point draw:id="8" svg:x="-2.5cm" svg:y="-4.98cm"/>
          <draw:glue-point draw:id="9" svg:x="0cm" svg:y="-4.98cm"/>
          <draw:glue-point draw:id="10" svg:x="-5cm" svg:y="0.009cm"/>
          <draw:glue-point draw:id="11" svg:x="-5cm" svg:y="-2.485cm"/>
          <draw:glue-point draw:id="12" svg:x="-5cm" svg:y="2.504cm"/>
          <draw:glue-point draw:id="13" svg:x="5cm" svg:y="2.504cm"/>
          <draw:glue-point draw:id="14" svg:x="5cm" svg:y="-2.485cm"/>
          <draw:glue-point draw:id="15" svg:x="5cm" svg:y="0.009cm"/>
          <text:p text:style-name="P11">LdRegistrableId</text:p>
        </draw:path>
        <draw:custom-shape draw:style-name="gr34" draw:text-style-name="P12" xml:id="id32" draw:id="id32" draw:layer="layout" svg:width="3cm" svg:height="1cm" svg:x="16cm" svg:y="3.6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Getx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xml:id="id31" draw:id="id31" draw:layer="layout" svg:width="3cm" svg:height="1cm" svg:x="16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33"><text:span text:style-name="T5">Ld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7.5cm" svg:y1="7cm" svg:x2="17.5cm" svg:y2="4.6cm" draw:start-shape="id31" draw:start-glue-point="10" draw:end-shape="id32" draw:end-glue-point="15" svg:d="M17500 7000v-2400" svg:viewBox="0 0 1 2401">
          <text:p/>
        </draw:connector>
        <draw:connector draw:style-name="gr35" draw:text-style-name="P7" draw:layer="layout" svg:x1="17.5cm" svg:y1="3.6cm" svg:x2="15cm" svg:y2="2.5cm" draw:start-shape="id32" draw:start-glue-point="10" draw:end-shape="id27" draw:end-glue-point="5" svg:d="M17500 3600v-1100h-2500" svg:viewBox="0 0 2501 1101">
          <text:p/>
        </draw:connector>
        <draw:custom-shape draw:style-name="gr36" draw:text-style-name="P12" xml:id="id33" draw:id="id33" draw:layer="layout" svg:width="3cm" svg:height="1cm" svg:x="1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2.5cm" svg:y1="7cm" svg:x2="2.5cm" svg:y2="5.5cm" draw:start-shape="id33" draw:start-glue-point="10" draw:end-shape="id24" draw:end-glue-point="15" svg:d="M2500 7000v-1500" svg:viewBox="0 0 1 1501">
          <text:p/>
        </draw:connector>
        <draw:custom-shape draw:style-name="gr36" draw:text-style-name="P12" xml:id="id34" draw:id="id34" draw:layer="layout" svg:width="3cm" svg:height="1cm" svg:x="8cm" svg:y="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Sta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5" draw:layer="layout" draw:line-skew="0.999cm" svg:x1="9.5cm" svg:y1="7cm" svg:x2="8cm" svg:y2="2.999cm" draw:start-shape="id34" draw:start-glue-point="10" draw:end-shape="id35" draw:end-glue-point="4" svg:d="M9500 7000v-1000h-1500v-3001" svg:viewBox="0 0 1501 4002"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><text:s text:c="15"/></text:span><text:span text:style-name="T15">with <text:s text:c="4"/></text:span></text:p>
        </draw:connector>
        <draw:custom-shape draw:style-name="gr36" draw:text-style-name="P12" xml:id="id30" draw:id="id30" draw:layer="layout" svg:width="3cm" svg:height="1cm" svg:x="8cm" svg:y="14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ViewSta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9.5cm" svg:y1="14.25cm" svg:x2="9.5cm" svg:y2="8cm" draw:start-shape="id30" draw:start-glue-point="10" draw:end-shape="id34" draw:end-glue-point="15" svg:d="M9500 14250v-6250" svg:viewBox="0 0 1 6251">
          <text:p/>
        </draw:connector>
        <draw:custom-shape draw:style-name="gr36" draw:text-style-name="P29" xml:id="id29" draw:id="id29" draw:layer="layout" svg:width="3cm" svg:height="1cm" svg:x="12cm" svg:y="14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8"><text:span text:style-name="T13">LdView</text:span><text:span text:style-name="T13"><text:line-break/></text:span><text:span text:style-name="T13">Control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13.5cm" svg:y1="14.25cm" svg:x2="13.5cm" svg:y2="8cm" draw:start-shape="id29" draw:start-glue-point="10" draw:end-shape="id28" draw:end-glue-point="15" svg:d="M13500 14250v-6250" svg:viewBox="0 0 1 6251">
          <text:p/>
        </draw:connector>
        <draw:connector draw:style-name="gr40" draw:text-style-name="P7" draw:layer="layout" svg:x1="8cm" svg:y1="14.75cm" svg:x2="3.25cm" svg:y2="8cm" draw:start-shape="id30" draw:start-glue-point="8" draw:end-shape="id33" draw:end-glue-point="14" svg:d="M8000 14750h-4750v-6750" svg:viewBox="0 0 4751 6751">
          <text:p/>
        </draw:connector>
        <draw:connector draw:style-name="gr41" draw:text-style-name="P7" draw:layer="layout" svg:x1="12.75cm" svg:y1="15.25cm" svg:x2="3.25cm" svg:y2="8cm" draw:start-shape="id29" draw:start-glue-point="13" draw:end-shape="id33" draw:end-glue-point="14" svg:d="M12750 15250v515h-9500v-7765" svg:viewBox="0 0 9501 7766">
          <text:p/>
        </draw:connector>
        <draw:custom-shape draw:style-name="gr42" draw:text-style-name="P12" xml:id="id36" draw:id="id36" draw:layer="layout" svg:width="3cm" svg:height="1cm" svg:x="1cm" svg:y="16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Mockup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2.5cm" svg:y1="16.25cm" svg:x2="2.5cm" svg:y2="8cm" draw:start-shape="id36" draw:start-glue-point="10" draw:end-shape="id33" draw:end-glue-point="15" svg:d="M2500 16250v-8250" svg:viewBox="0 0 1 8251">
          <text:p/>
        </draw:connector>
        <draw:custom-shape draw:style-name="gr42" draw:text-style-name="P29" xml:id="id38" draw:id="id38" draw:layer="layout" svg:width="3cm" svg:height="1cm" svg:x="12cm" svg:y="16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8"><text:span text:style-name="T13">MockupViewCtr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xml:id="id37" draw:id="id37" draw:layer="layout" svg:width="3cm" svg:height="1cm" svg:x="8cm" svg:y="16.2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8"><text:span text:style-name="T13">MockupViewSta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9.5cm" svg:y1="16.25cm" svg:x2="9.5cm" svg:y2="15.25cm" draw:start-shape="id37" draw:start-glue-point="10" draw:end-shape="id30" draw:end-glue-point="15" svg:d="M9500 16250v-1000" svg:viewBox="0 0 1 1001">
          <text:p/>
        </draw:connector>
        <draw:connector draw:style-name="gr35" draw:text-style-name="P7" draw:layer="layout" svg:x1="13.5cm" svg:y1="16.25cm" svg:x2="13.5cm" svg:y2="15.25cm" draw:start-shape="id38" draw:start-glue-point="10" draw:end-shape="id29" draw:end-glue-point="15" svg:d="M13500 16250v-1000" svg:viewBox="0 0 1 1001">
          <text:p/>
        </draw:connector>
        <draw:connector draw:style-name="gr43" draw:text-style-name="P7" draw:layer="layout" draw:line-skew="0.722cm" svg:x1="9.5cm" svg:y1="17.25cm" svg:x2="2.5cm" svg:y2="17.25cm" draw:start-shape="id37" draw:start-glue-point="15" draw:end-shape="id36" draw:end-glue-point="15" svg:d="M9500 17250v1250h-7000v-1250" svg:viewBox="0 0 7001 1251">
          <text:p/>
        </draw:connector>
        <draw:connector draw:style-name="gr43" draw:text-style-name="P7" draw:layer="layout" draw:line-skew="0.722cm" svg:x1="13.5cm" svg:y1="17.25cm" svg:x2="2.5cm" svg:y2="17.25cm" draw:start-shape="id38" draw:start-glue-point="15" draw:end-shape="id36" draw:end-glue-point="15" svg:d="M13500 17250v1250h-11000v-1250" svg:viewBox="0 0 11001 1251">
          <text:p/>
        </draw:connector>
        <draw:connector draw:style-name="gr44" draw:text-style-name="P7" draw:layer="layout" svg:x1="12cm" svg:y1="16.75cm" svg:x2="11cm" svg:y2="16.75cm" draw:start-shape="id38" draw:start-glue-point="8" draw:end-shape="id37" draw:end-glue-point="5" svg:d="M12000 16750h-1000" svg:viewBox="0 0 1001 1">
          <text:p/>
        </draw:connector>
        <draw:connector draw:style-name="gr35" draw:text-style-name="P7" draw:layer="layout" svg:x1="9.5cm" svg:y1="2.501cm" svg:x2="12cm" svg:y2="2.5cm" draw:start-shape="id35" draw:start-glue-point="15" draw:end-shape="id27" draw:end-glue-point="8" svg:d="M9500 2501h1248v-1h1252" svg:viewBox="0 0 2501 2">
          <text:p/>
        </draw:connector>
        <draw:custom-shape draw:style-name="gr34" draw:text-style-name="P12" xml:id="id40" draw:id="id40" draw:layer="layout" svg:width="3cm" svg:height="1cm" svg:x="4.401cm" svg:y="3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GetWidg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xml:id="id39" draw:id="id39" draw:layer="layout" svg:width="3cm" svg:height="1cm" svg:x="4.401cm" svg:y="7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Widg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5.901cm" svg:y1="7.001cm" svg:x2="5.901cm" svg:y2="4.5cm" draw:start-shape="id39" draw:start-glue-point="10" draw:end-shape="id40" svg:d="M5901 7001v-2501" svg:viewBox="0 0 1 2502">
          <text:p/>
        </draw:connector>
        <draw:connector draw:style-name="gr35" draw:text-style-name="P7" draw:layer="layout" svg:x1="4.401cm" svg:y1="4cm" svg:x2="2.5cm" svg:y2="3cm" draw:start-shape="id40" draw:start-glue-point="8" draw:end-shape="id25" draw:end-glue-point="15" svg:d="M4401 4000h-1901v-1000" svg:viewBox="0 0 1902 1001">
          <text:p/>
        </draw:connector>
        <draw:custom-shape draw:style-name="gr42" draw:text-style-name="P12" xml:id="id41" draw:id="id41" draw:layer="layout" svg:width="3cm" svg:height="1cm" svg:x="6cm" svg:y="8.7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Butt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xml:id="id42" draw:id="id42" draw:layer="layout" svg:width="3cm" svg:height="1cm" svg:x="6.001cm" svg:y="10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TextFiel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6cm" svg:y1="9.2cm" svg:x2="5.151cm" svg:y2="8.001cm" draw:start-shape="id41" draw:start-glue-point="8" draw:end-shape="id39" draw:end-glue-point="13" svg:d="M6000 9200h-849v-1199" svg:viewBox="0 0 850 1200">
          <text:p/>
        </draw:connector>
        <draw:connector draw:style-name="gr35" draw:text-style-name="P7" draw:layer="layout" svg:x1="6.001cm" svg:y1="10.501cm" svg:x2="5.151cm" svg:y2="8.001cm" draw:start-shape="id42" draw:start-glue-point="8" draw:end-shape="id39" draw:end-glue-point="13" svg:d="M6001 10501h-850v-2500" svg:viewBox="0 0 851 2501">
          <text:p/>
        </draw:connector>
        <draw:custom-shape draw:style-name="gr42" draw:text-style-name="P12" xml:id="id44" draw:id="id44" draw:layer="layout" svg:width="3cm" svg:height="1cm" svg:x="6.002cm" svg:y="11.3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Scaffol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xml:id="id43" draw:id="id43" draw:layer="layout" svg:width="3cm" svg:height="1cm" svg:x="6.002cm" svg:y="12.6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1"><text:span text:style-name="T5">LdAppB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7" draw:layer="layout" svg:x1="6.002cm" svg:y1="13.102cm" svg:x2="5.151cm" svg:y2="8.001cm" draw:start-shape="id43" draw:start-glue-point="8" draw:end-shape="id39" draw:end-glue-point="13" svg:d="M6002 13102h-851v-5101" svg:viewBox="0 0 852 5102">
          <text:p/>
        </draw:connector>
        <draw:connector draw:style-name="gr35" draw:text-style-name="P7" draw:layer="layout" svg:x1="6.002cm" svg:y1="11.802cm" svg:x2="5.151cm" svg:y2="8.001cm" draw:start-shape="id44" draw:start-glue-point="8" draw:end-shape="id39" draw:end-glue-point="13" svg:d="M6002 11802h-851v-3801" svg:viewBox="0 0 852 3802">
          <text:p/>
        </draw:connector>
        <draw:connector draw:style-name="gr39" draw:text-style-name="P35" draw:layer="layout" draw:line-skew="0.998cm" svg:x1="6.651cm" svg:y1="7.001cm" svg:x2="8cm" svg:y2="2.999cm" draw:start-shape="id39" draw:start-glue-point="12" draw:end-shape="id35" draw:end-glue-point="4" svg:d="M6651 7001v-1001h1349v-3001" svg:viewBox="0 0 1350 4003"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>with <text:s text:c="7"/></text:span></text:p>
          <text:p text:style-name="P7"><text:span text:style-name="T15"><text:s text:c="7"/></text:span></text:p>
        </draw:connector>
        <draw:connector draw:style-name="gr39" draw:text-style-name="P35" draw:layer="layout" draw:line-skew="0.999cm" svg:x1="16.75cm" svg:y1="7cm" svg:x2="8cm" svg:y2="2.999cm" draw:start-shape="id31" draw:start-glue-point="11" draw:end-shape="id35" draw:end-glue-point="4" svg:d="M16750 7000v-1000h-8750v-3001" svg:viewBox="0 0 8751 4002"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><text:s text:c="6"/></text:span><text:span text:style-name="T15">with <text:s text:c="4"/></text:span></text:p>
        </draw:connector>
        <draw:connector draw:style-name="gr39" draw:text-style-name="P35" draw:layer="layout" draw:line-skew="0.999cm" svg:x1="12.75cm" svg:y1="7cm" svg:x2="8cm" svg:y2="2.999cm" draw:start-shape="id28" draw:start-glue-point="11" draw:end-shape="id35" draw:end-glue-point="4" svg:d="M12750 7000v-1000h-4750v-3001" svg:viewBox="0 0 4751 4002"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><text:s text:c="153"/></text:span><text:span text:style-name="T15">with</text:span></text:p>
        </draw:connector>
        <draw:connector draw:style-name="gr39" draw:text-style-name="P35" draw:layer="layout" draw:line-skew="0.999cm" svg:x1="3.25cm" svg:y1="7cm" svg:x2="8cm" svg:y2="2.999cm" draw:start-shape="id33" draw:start-glue-point="12" draw:end-shape="id35" draw:end-glue-point="4" svg:d="M3250 7000v-1000h4750v-3001" svg:viewBox="0 0 4751 4002"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>with <text:s text:c="7"/></text:span></text:p>
          <text:p text:style-name="P7"><text:span text:style-name="T15"><text:s text:c="7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600 15000 8146" svg:d="M29 600l-29 653 244 1943 761 1804 1183 1560 1562 1182 1806 760 1894 244 1994-244 1806-760 1562-1182 1183-1560 761-1804 244-1943-29-653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6cm" svg:stroke-color="#000000" draw:marker-start="Arrow" draw:marker-start-width="0.3cm" draw:marker-start-center="false" draw:marker-end="Arrow" draw:marker-end-width="0.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align-last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6cm" svg:stroke-color="#000000" draw:marker-start="Arrowheads_20_12" draw:marker-start-width="0.4cm" draw:marker-end="Arrowheads_20_10" draw:marker-end-width="0.4cm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5:04:52.313000000</meta:creation-date>
    <dc:date>2025-02-19T14:36:06.398000000</dc:date>
    <meta:editing-duration>PT11H32M3S</meta:editing-duration>
    <meta:editing-cycles>17</meta:editing-cycles>
    <meta:generator>LibreOffice/24.8.4.2$Windows_X86_64 LibreOffice_project/bb3cfa12c7b1bf994ecc5649a80400d06cd71002</meta:generator>
    <meta:document-statistic meta:object-count="119"/>
  </office:meta>
</office:document-meta>
</file>